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10.5pt" style:font-size-asian="10.5pt" style:font-size-complex="10.5pt"/>
    </style:style>
    <style:style style:name="P22" style:family="paragraph" style:parent-style-name="Standard">
      <style:text-properties style:font-name="Courier new" fo:font-size="10.5pt" style:font-size-asian="10.5pt" style:font-size-complex="10.5pt"/>
    </style:style>
    <style:style style:name="P23" style:family="paragraph" style:parent-style-name="Standard">
      <style:text-properties style:font-name="ARial" fo:font-size="11pt" style:font-size-asian="11pt" style:font-size-complex="11pt"/>
    </style:style>
    <style:style style:name="P24" style:family="paragraph" style:parent-style-name="Standard" style:list-style-name="L6"/>
    <style:style style:name="P25" style:family="paragraph" style:parent-style-name="Standard" style:list-style-name="L7"/>
    <style:style style:name="P26" style:family="paragraph" style:parent-style-name="Text_20_body">
      <style:text-properties fo:font-size="10.5pt" style:font-size-asian="10.5pt" style:font-size-complex="10.5pt"/>
    </style:style>
    <style:style style:name="T1" style:family="text">
      <style:text-properties style:font-name="Courier New" fo:font-size="9pt" style:font-size-asian="9pt" style:font-size-complex="9pt"/>
    </style:style>
    <style:style style:name="T2" style:family="text">
      <style:text-properties fo:font-style="italic" style:font-style-asian="italic" style:font-style-complex="italic"/>
    </style:style>
    <style:style style:name="T3" style:family="text" style:parent-style-name="Strong_20_Emphasis">
      <style:text-properties fo:color="#cc0000" style:font-name="Verdana1" fo:font-size="10pt" style:font-size-asian="10pt" style:font-size-complex="10pt"/>
    </style:style>
    <style:style style:name="T4" style:family="text">
      <style:text-properties style:font-name="Courier New" fo:font-size="10.5pt" style:font-size-asian="10.5pt" style:font-size-complex="10.5pt"/>
    </style:style>
    <style:style style:name="T5" style:family="text">
      <style:text-properties style:font-name="Courier New" fo:font-size="10.5pt" style:font-size-asian="10.5pt" style:font-size-complex="10.5pt"/>
    </style:style>
    <style:style style:name="T6" style:family="text" style:parent-style-name="Code">
      <style:text-properties style:font-size-asian="10.5pt" style:font-size-complex="10.5pt"/>
    </style:style>
    <style:style style:name="T7" style:family="text" style:parent-style-name="Code">
      <style:text-properties style:font-name="Arial" fo:font-size="11pt" style:font-size-asian="11pt" style:font-size-complex="11pt"/>
    </style:style>
    <style:style style:name="T8" style:family="text" style:parent-style-name="Code">
      <style:text-properties style:font-name="Courier New" fo:font-size="10.5pt" style:font-size-asian="10.5pt" style:font-size-complex="10.5pt"/>
    </style:style>
    <style:style style:name="T9" style:family="text" style:parent-style-name="Code">
      <style:text-properties style:font-name="Arial"/>
    </style:style>
    <style:style style:name="T10" style:family="text" style:parent-style-name="Code">
      <style:text-properties style:font-name="Arial" fo:font-size="11pt" fo:font-style="italic" style:font-size-asian="11pt" style:font-style-asian="italic" style:font-size-complex="11pt" style:font-style-complex="italic"/>
    </style:style>
    <style:style style:name="T11" style:family="text" style:parent-style-name="Code">
      <style:text-properties style:font-name="Courier New"/>
    </style:style>
    <style:style style:name="T12" style:family="text" style:parent-style-name="Code">
      <style:text-properties fo:font-size="10.5pt" style:font-size-asian="10.5pt" style:font-size-complex="10.5pt"/>
    </style:style>
    <style:style style:name="T13" style:family="text">
      <style:text-properties style:font-name="Arial" fo:font-size="11pt" style:font-size-asian="11pt" style:font-size-complex="11pt"/>
    </style:style>
    <style:style style:name="T14" style:family="text" style:parent-style-name="Code">
      <style:text-properties style:font-name="Courier New" fo:font-size="10.5pt" style:font-size-asian="10.5pt" style:font-size-complex="10.5pt"/>
    </style:style>
    <style:style style:name="T15" style:family="text">
      <style:text-properties style:font-name="Courier New"/>
    </style:style>
    <style:style style:name="T16" style:family="text">
      <style:text-properties style:font-name="Courier New"/>
    </style:style>
    <style:style style:name="T17" style:family="text">
      <style:text-properties fo:font-weight="bold"/>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font-name="Courier New" fo:font-weight="normal" style:font-weight-asian="normal" style:font-weight-complex="normal"/>
    </style:style>
    <style:style style:name="T21" style:family="text">
      <style:text-properties fo:font-size="10.5pt" style:font-size-asian="10.5pt" style:font-size-complex="10.5pt"/>
    </style:style>
    <style:style style:name="T22" style:family="text" style:parent-style-name="Code">
      <style:text-properties fo:font-size="10.5pt" style:font-size-asian="10.5pt" style:font-size-complex="10.5pt"/>
    </style:style>
    <style:style style:name="T23" style:family="text">
      <style:text-properties style:font-name="Verdana1"/>
    </style:style>
    <style:style style:name="T24" style:family="text">
      <style:text-properties fo:font-style="normal" style:font-style-asian="normal" style:font-style-complex="normal"/>
    </style:style>
    <style:style style:name="T25" style:family="text" style:parent-style-name="Code">
      <style:text-properties style:font-name="Courier New2"/>
    </style:style>
    <style:style style:name="T26" style:family="text">
      <style:text-properties style:font-name="Courier new" fo:font-size="10.5pt" style:font-size-asian="10.5pt" style:font-size-complex="10.5pt"/>
    </style:style>
    <style:style style:name="T27" style:family="text" style:parent-style-name="Code">
      <style:text-properties style:font-name="Courier New2" fo:font-size="10.5pt" style:font-size-asian="10.5pt" style:font-size-complex="10.5pt"/>
    </style:style>
    <style:style style:name="T28" style:family="text" style:parent-style-name="Code">
      <style:text-properties style:font-name="Courier New2" fo:font-size="10pt" style:font-size-asian="10.5pt" style:font-size-complex="10.5pt"/>
    </style:style>
    <style:style style:name="T29" style:family="text">
      <style:text-properties fo:font-weight="bold" style:font-weight-asian="bold" style:font-weight-complex="bold"/>
    </style:style>
    <style:style style:name="T30" style:family="text" style:parent-style-name="Code">
      <style:text-properties fo:font-size="10.5pt" fo:font-weight="normal" style:font-size-asian="10.5pt" style:font-weight-asian="normal" style:font-size-complex="10.5pt" style:font-weight-complex="normal"/>
    </style:style>
    <style:style style:name="T31" style:family="text">
      <style:text-properties fo:font-size="10.5pt" fo:font-weight="normal" style:font-size-asian="10.5pt" style:font-weight-asian="normal" style:font-size-complex="10.5pt" style:font-weight-complex="normal"/>
    </style:style>
    <style:style style:name="T32" style:family="text">
      <style:text-properties style:font-name="Courier New" fo:font-size="10.5pt" fo:font-weight="normal" style:font-size-asian="10.5pt" style:font-weight-asian="normal" style:font-size-complex="10.5pt" style:font-weight-complex="normal"/>
    </style:style>
    <style:style style:name="T33" style:family="text">
      <style:text-properties style:font-name="ARial" fo:font-size="11pt" style:font-size-asian="11pt" style:font-size-complex="11pt"/>
    </style:style>
    <style:style style:name="T34" style:family="text">
      <style:text-properties fo:font-size="11pt" style:font-size-asian="11pt" style:font-size-complex="11pt"/>
    </style:style>
    <style:style style:name="T35" style:family="text" style:parent-style-name="Code">
      <style:text-properties style:font-name="ARial" fo:font-size="11pt" style:font-size-asian="11pt" style:font-size-complex="11pt"/>
    </style:style>
    <style:style style:name="T36"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ott. Ing. 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text:p>
      <text:p text:style-name="Standard">Finally, be sure to properly set a <text:span text:style-name="Code">JAVA_HOME</text:span> environment variable referring to the location of the JDK (As an instance, <text:span text:style-name="Code">C:\ProgramFiles\Java\jdk.1.5.0_12</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1">coresys_2003.sln</text:span> solution file.</text:p></text:note-body></text:note> of kakadu coresys (located in <text:span text:style-name="Code">kakadu\VERSION\coresys</text:span>) and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C:\ExternalLibraries\libecwj2-3.3</text:span>. </text:p>
      <text:p text:style-name="Standard">Be sure you have <text:span text:style-name="T2">Microsoft Windows® Server 2003 R2 Platform SDK installed</text:span>. If not yet installed, download it from this location: <text:a xlink:type="simple" xlink:href="http://www.microsoft.com/downloads/details.aspx?FamilyID=484269e2-3b89-47e3-8eb7-1f2be6d7123a&amp;DisplayLang=en"><text:span text:style-name="T4">http://www.microsoft.com/downloads/details.aspx?FamilyID=484269e2-3b89-47e3-8eb7-1f2be6d7123a&amp;DisplayLang=en</text:span></text:a></text:p>
      <text:p text:style-name="Standard">Then, open the ready-to-use <text:span text:style-name="T5">libecwj2_win32_net_shared.vcproj</text:span> Visual Studio Project available in <text:span text:style-name="T5">C:\</text:span><text:span text:style-name="T6">ExternalLibraries</text:span><text:span text:style-name="T5">\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2">“Configuration Properties”</text:span> and switch the <text:span text:style-name="T2">Configuration</text:span> value from “<text:span text:style-name="T2">Debug</text:span>” to “<text:span text:style-name="T2">Release</text:span>”.</text:p>
      <text:p text:style-name="Standard">Finally, select the libecwj2 project in your solution explorer and change its properties as follow:</text:p>
      <text:p text:style-name="Standard"><text:span text:style-name="T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5">“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4">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5">release</text:span> subfolder and create a <text:span text:style-name="T5">libpath</text:span> folder where you need to copy 4 <text:span text:style-name="T5">*.lib</text:span> files contained in <text:span text:style-name="T5">release\lib</text:span> and <text:span text:style-name="T5">release\dll</text:span> subfolders. They are: <text:s/><text:span text:style-name="T5">hd421.lib, hd421m.lib, hm421.lib, hm421m.lib</text:span></text:p>
      <text:p text:style-name="Standard"><text:span text:style-name="T7">This could seem a strange workaround but it avoids errors when building GDAL against HDF4. </text:span></text:p>
      <text:p text:style-name="Standard"><text:span text:style-name="T7">It is finally worth to point out that HDF4 leverages on some external libs: JPEG, ZLIB, SZIP. Be sure you have them. </text:span><text:a xlink:type="simple" xlink:href="http://hdf.ncsa.uiuc.edu/release4/obtain.html"><text:span text:style-name="T8">http://hdf.ncsa.uiuc.edu/release4/obtain.html</text:span></text:a><text:span text:style-name="T9"> </text:span><text:span text:style-name="T7">also contains 3 links to download the required libraries: From the </text:span><text:span text:style-name="T10">External Software</text:span><text:span text:style-name="T7"> section -&gt; </text:span><text:span text:style-name="T10">External Libraries used by HDF, f</text:span><text:span text:style-name="T7">or each library, you need to select the “</text:span><text:span text:style-name="T10">Pre-Compiled Binaries</text:span><text:span text:style-name="T7">”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4">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5">GDAL</text:span> folder on your hard-disk, then, from the contextual menu, select <text:span text:style-name="T2">TortoiseSVN -&gt;Apply patch...</text:span> At this point, you need to specify the previously downloaded <text:span text:style-name="T5">1.4.2GDAL.patch</text:span> file and apply.</text:p>
      <text:p text:style-name="Standard"/>
      <text:p text:style-name="Standard">Finally, you need to modify your <text:span text:style-name="T11">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1">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1">NMAKE.OPT</text:span> and look for the following line:</text:p>
      <text:p text:style-name="Code"># Any extra libraries needed on this platform?</text:p>
      <text:p text:style-name="Standard">Then, edit the <text:span text:style-name="T11">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T11">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2">MRSID_LIB = $(MRSID_DIR)\lib\Release_md\lti_dsdk_dll.lib advapi32.lib user32.lib</text:span></text:p>
      <text:p text:style-name="Standard">Lastly, if you also need to enable JPEG2000 support by means of MrSID library, you need to add the following line:</text:p>
      <text:p text:style-name="Standard"><text:span text:style-name="T12">MRSID_FLAGS = -DMRSID_J2K</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T12">ECWLIB <text:s/>= <text:s/>$(ECWDIR)\lib\libecwj2.lib</text:span></text:p>
      <text:p text:style-name="Standard"/>
      <text:h text:style-name="Heading_20_6" text:outline-level="6">3<text:bookmark-start text:name="DDE_LINK1111111111"/>.7.2.4 – <text:bookmark-end text:name="DDE_LINK1111111111"/>HDF4 configuration option </text:h>
      <text:p text:style-name="Standard">Find the HDF4 Setting properties by looking for the following line:</text:p>
      <text:p text:style-name="P14"># Uncomment the following and update to enable NCSA HDF Release 4 support.</text:p>
      <text:p text:style-name="P15"><text:span text:style-name="T13">Supposing your HDF4 library has been placed in </text:span><text:span text:style-name="T14">C:\ExternalLibraries\HDF4</text:span><text:span text:style-name="T13">, edit the next 2 lines, like this:</text:span></text:p>
      <text:p text:style-name="P16">HDF4_DIR =<text:tab/>c:\ExternalLibraries\HDF4\release</text:p>
      <text:p text:style-name="P16"><text:span text:style-name="T12">HDF4_LIB =<text:tab/>/LIBPATH:$(HDF4_DIR)\libpath</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5">.</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1">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5">JAVA_HOME</text:span> and <text:span text:style-name="T5">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7">HDF4</text:span>)</text:p>
        </text:list-item>
        <text:list-item>
          <text:p text:style-name="P18">a GDAL DLL (<text:span text:style-name="Code">gdal14.dll</text:span>)</text:p>
        </text:list-item>
        <text:list-item>
          <text:p text:style-name="P18">4 JNI DLL (<text:span text:style-name="Code">gdalconstjni.dll, gdaljni.dll, ogrjni.dll,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5">GDAL_DATA</text:span> environment variable. This need to be set with your <text:span text:style-name="T15">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16">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5">ImageMagick-6.X.X\VisualMagick\configure</text:span> folder and press Open. Choose “Build-&gt;Build Solution” to compile the configuration tool and, when finished, you will find a configure.exe tool on the <text:span text:style-name="T15">configure </text:span>folder. </text:p>
      <text:p text:style-name="Text_20_body">Now, you are ready to configure the build of your ImageMagick libraries:</text:p>
      <text:p text:style-name="Text_20_body">Run <text:span text:style-name="T15">configure.exe</text:span> and the wizard will be opened. Press Next and click on the multi-threaded DLL. Now press, on Next twice and finally Finish. The configuration utility just created a workspace required to build ImageMagick from source. Open the <text:span text:style-name="T15">VisualDynamicMT.sln</text:span> Visual Studio Solution from the <text:span text:style-name="T15">ImageMagick-6.X.X\VisualMagick</text:span> folder. Change the solution properties (right click on the solution -&gt; Properties). Select <text:span text:style-name="T2">“Configuration Properties”</text:span> and switch the <text:span text:style-name="T2">Configuration</text:span> value from “<text:span text:style-name="T2">Debug</text:span>” to “<text:span text:style-name="T2">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5">ImageMagick-6.X.X\VisualMagick\bin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17">imageio-ext</text:span> project from Java.net SVN. To do this, you need to create a <text:span text:style-name="T15">imageio-ext</text:span> folder and use Tortoise SVN as explained in section 3.7.1.</text:p>
      <text:p text:style-name="Standard">The URL of repository for the <text:span text:style-name="T2">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20">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text:p>
      <text:p text:style-name="Standard"><text:span text:style-name="T18">To deploy available DLLs, </text:span><text:span text:style-name="T18">specify the </text:span><text:span text:style-name="T19">windows</text:span><text:span text:style-name="T18"> profile with the</text:span><text:span text:style-name="T18"> </text:span><text:span text:style-name="T20">-Pwindows</text:span> option when building the project (as explained in 3.9.3).</text:p>
      <text:h text:style-name="P19" text:outline-level="4">3.9.2 – JMagick libraries deployment instructions (Optional)- [jmagick] profile</text:h>
      <text:p text:style-name="P20">In case you want to deploy and add Jmagick library support to the ImageI/O Ext project, specify the <text:span text:style-name="T2">jmagick</text:span> profile with the <text:span text:style-name="T15">-Pjmagick </text:span>option when building the project (as explained in 3.9.3).</text:p>
      <text:h text:style-name="P19" text:outline-level="4">3.9.3 – ImageI/O-Ext Project building </text:h>
      <text:p text:style-name="Standard">To build the ImageI/O-Ext project, enter in <text:span text:style-name="Code">imageio-ext\trunk\</text:span> and run: <text:line-break/><text:span text:style-name="Code">mvn install </text:span>(add <text:span text:style-name="T15">-Pwindows</text:span> <text:s/>or <text:span text:style-name="T15">-Pjmagick </text:span>or <text:span text:style-name="T15">-Pwindows,jmagick </text:span>depending on what is your need, with reference to chapters 3.9.1 and 3.9.2). 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1">From the “<text:span text:style-name="T2">Eclipse IDE for Java Developers</text:span>” section, click on the Linux link located in the right side.</text:p>
      <text:p text:style-name="P21">When you downloaded it and extracted on your hard disk, you may setup ImageI/O-Ext eclipse projects for future debugging and tests.</text:p>
      <text:p text:style-name="P21">Enter in your <text:span text:style-name="Code">imageio-ext\trunk\library</text:span> folder and run: <text:span text:style-name="Code">mvn eclipse:eclipse</text:span><text:line-break/>(this will build ready-to-use projects containing the main framework).</text:p>
      <text:p text:style-name="P2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1"/>
      <text:p text:style-name="Standard"><text:span text:style-name="T21">A</text:span>t this point, you should be ready to run eclipse and import the just produced projects from eclipse as follow. From the Eclipse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root/m2/repository</text:span>. <text:line-break/><text:line-break/>Select a test class from src/test/java of a plugin project and select <text:span text:style-name="T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text:p text:style-name="Standard"/>
      <text:h text:style-name="P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T11">/usr/java</text:span>, go in<text:span text:style-name="T15"> </text:span><text:span text:style-name="T25">/usr/java</text:span> and run: <text:span text:style-name="T11">./jdk-1_5_0_12-linux-i586.bi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5">yum update swig</text:span> <text:line-break/></text:p>
      <text:h text:style-name="Heading_20_4" text:outline-level="4">4.6.1 – Manual SWIG installation</text:h>
      <text:p text:style-name="Standard">In case <text:span text:style-name="T5">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22">./configure</text:p>
      <text:p text:style-name="P22">make</text:p>
      <text:p text:style-name="P23"><text:span text:style-name="T26">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4">Kakadu (v. 5.2.6)</text:p>
        </text:list-item>
        <text:list-item>
          <text:p text:style-name="P24">MrSID (v 6.0.7)</text:p>
        </text:list-item>
        <text:list-item>
          <text:p text:style-name="P24">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5">coresys/make</text:span> and modify the <text:span text:style-name="T5">Makefile-Linux-x86-gcc</text:span> file as follow:</text:p>
      <text:p text:style-name="Text_20_body">Enable the static build by setting <text:span text:style-name="T5">KDU_GLIBS = -static -static-libgcc</text:span></text:p>
      <text:p text:style-name="Text_20_body">Then run make: <text:span text:style-name="T15">make -f Makefile-Linux-x86-gcc</text:span> </text:p>
      <text:p text:style-name="Text_20_body">This will generate libs in <text:span text:style-name="T5">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5">apps/make</text:span> and modify the <text:span text:style-name="T15">Makefile-Linux-x86-gcc</text:span> file as follow:</text:p>
      <text:p text:style-name="Text_20_body">Enable the static build by setting <text:span text:style-name="T5">KDU_GLIBS = -static -static-libgcc</text:span></text:p>
      <text:p text:style-name="Text_20_body">Set <text:span text:style-name="Code">LIB_SRC</text:span> as follow: <text:span text:style-name="T5">LIB_SRC=$(LIB_DIR)/libkdu.a</text:span></text:p>
      <text:p text:style-name="Text_20_body">Then, run make: <text:span text:style-name="T5">make -f Makefile-Linux-x86-gcc </text:span></text:p>
      <text:p text:style-name="Text_20_body">Finally, run <text:span text:style-name="T5">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2">“Download” -&gt; “Software Development Kits” -&gt; “Download SDK's</text:span>”. Select the proper version of SDK to be downloaded (select the <text:span text:style-name="T3">GeoExpress SDK for Linux (x86) - gcc 3.4</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4">http://www.ermapper.com</text:span></text:a> (You need to be registered in order to download it).</text:p>
      <text:p text:style-name="Standard">From the main site, select the menu <text:span text:style-name="T2">“products &amp; downloads” -&gt; “Image Compression SDK” </text:span>from the <text:span text:style-name="T2">Desktop</text:span> section. Download the <text:span text:style-name="T2">Image Compression SDK Source Code 3.3</text:span> file and extract this somewhere on your hard disk, as an instance on <text:span text:style-name="Code">/home/geosolutionsuser/libs/libecwj2</text:span></text:p>
      <text:p text:style-name="P23">From the command line, just enter this folder and simply run:</text:p>
      <text:p text:style-name="P22">./configure</text:p>
      <text:p text:style-name="P22">make</text:p>
      <text:p text:style-name="P23"><text:span text:style-name="T26">sudo make install</text:span> (As you may notice, this command requires administrator privileges)</text:p>
      <text:p text:style-name="P23">The last command will copy all the libs in the <text:span text:style-name="T26">usr/local/lib</text:span> folder. By this way, when configuring GDAL (as explained in the next chapter) it will automatically setup the build to support the ECW format. </text:p>
      <text:h text:style-name="P11" text:outline-level="4">4.7.2 – GDAL Configuration</text:h>
      <text:p text:style-name="Standard">Firstly, you need to download GDAL 1.4.2 from OSGeo SVN. Enter the folder where you want to download GDAL and run: <text:span text:style-name="T27">svn co http://svn.osgeo.org/gdal/tags/1.4.2/gdal</text:span><text:span text:style-name="T5"> gdal</text:span></text:p>
      <text:p text:style-name="Standard">Then, you need to apply the patch available at this location:</text:p>
      <text:p text:style-name="Standard"><text:a xlink:type="simple" xlink:href="https://imageio-ext.dev.java.net/svn/imageio-ext/trunk/jiio-ext/patches/1.4.2GDAL.patch"><text:span text:style-name="T4">https://imageio-ext.dev.java.net/svn/imageio -ext/trunk/patches/1.4.2GDAL.patch</text:span></text:a></text:p>
      <text:p text:style-name="Standard"/>
      <text:p text:style-name="Standard">This patch contains several changes for:</text:p>
      <text:list text:style-name="L7">
        <text:list-item>
          <text:p text:style-name="P25">Kakadu support: Multithreading added; More Kakadu options supported. Makefile modified</text:p>
        </text:list-item>
        <text:list-item>
          <text:p text:style-name="P25">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text:span text:style-name="Code">patch -p0 -i PATH_TO_DOWNLOADED_PATCH/1.4.2GDAL.patch </text:span></text:p>
      <text:p text:style-name="Standard">(where <text:span text:style-name="T14">PATH_TO_DOWNLOADED_PATCH</text:span> represents the location where you downloaded the patch, as an instance,<text:span text:style-name="Code"> </text:span><text:span text:style-name="T28">/home/me/Desktop/</text:span><text:span text:style-name="T5">)</text:span></text:p>
      <text:p text:style-name="Text_20_body">Be sure you properly set the <text:span text:style-name="T5">GDAL_DATA</text:span> environment variable. This need to be set with your <text:span text:style-name="T11">GDAL/DATA</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5">./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5">--with-kakadu=KAKADU_FOLDER --without-libtool</text:span> option to the <text:span text:style-name="T5">./configure </text:span>command, where <text:span text:style-name="T5">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5">GDAL/frmts/jp2kak/GNUmakefile</text:span> file is properly set. </text:p>
      <text:p text:style-name="Standard">Probably, you should add <text:span text:style-name="T5">$(KAKDIR)/apps/make/kdu_stripe_decompressor.o</text:span> to the <text:span text:style-name="T5">APPOBJ</text:span> setting as well as <text:span text:style-name="T5">-I$(KAKDIR)/apps/support</text:span> <text:s/>to <text:span text:style-name="T5">KAKINC</text:span> setting.</text:p>
      <text:p text:style-name="Standard"/>
      <text:h text:style-name="Heading_20_6" text:outline-level="6">4<text:bookmark-start text:name="DDE_LINK1111111"/>.7.2.2 – <text:bookmark-end text:name="DDE_LINK1111111"/>MrSID configuration option </text:h>
      <text:p text:style-name="Standard">Add <text:span text:style-name="T5">--with-mrsid=MRSID_FOLDER </text:span>option to the <text:span text:style-name="T5">./configure </text:span>command, where <text:span text:style-name="T5">MRSID_FOLDER</text:span> represents the path where you previously downloaded GeoDSDK.</text:p>
      <text:p text:style-name="Standard"/>
      <text:p text:style-name="P21"><text:span text:style-name="T29">NOTE</text:span>: During the future build process (4.7.3) a similar error could occur:</text:p>
      <text:p text:style-name="P15"><text:span text:style-name="T30">/......./include/base/lti_sceneBuffer.h:356: </text:span><text:span text:style-name="T12"><text:line-break/>error: extra qualification 'LizardTech::LTISceneBuffer::' on member </text:span></text:p>
      <text:p text:style-name="Standard"><text:span text:style-name="T21">You need to fix the issue in the </text:span><text:span text:style-name="T31">header </text:span><text:span text:style-name="T5">MRSID_FOLDER/include/</text:span><text:span text:style-name="T32">base/lti_sceneBuffer.h</text:span><text:span text:style-name="T21"> by simply removing the extra qualification from the </text:span><text:span text:style-name="T5">inWindow</text:span><text:span text:style-name="T21"> declaration. Line 356 should look <text:line-break/>like this: </text:span><text:span text:style-name="T5">bool inWindow(lt_uint32 x, lt_uint32 y) const; </text:span><text:span text:style-name="T21"><text:line-break/>Then repeat build process as suggested in 4.7.3.</text:span></text:p>
      <text:p text:style-name="Standard"/>
      <text:h text:style-name="Heading_20_6" text:outline-level="6">4.7.3 – GDAL Building</text:h>
      <text:p text:style-name="Standard"><text:span text:style-name="T21">Finally</text:span>, you are ready to build GDAL. Supposing you properly configured it as explained in section 4.7.2, run the following commands:</text:p>
      <text:p text:style-name="P15">make clean</text:p>
      <text:p text:style-name="P15">make</text:p>
      <text:p text:style-name="Standard"><text:span text:style-name="T5">sudo make install </text:span><text:span text:style-name="T33">(As you may notice, this command</text:span> requires administrator privileges)</text:p>
      <text:p text:style-name="Standard">When the build is terminated, run <text:span text:style-name="T26">sudo </text:span><text:span text:style-name="T5">ldconfig</text:span>. </text:p>
      <text:p text:style-name="Standard">Next step is generating JAVA bindings.</text:p>
      <text:p text:style-name="Standard"/>
      <text:h text:style-name="Heading_20_4" text:outline-level="4">4.7.4 – Generating JAVA Bindings</text:h>
      <text:p text:style-name="P26">SWIG will generate java bindings for you. </text:p>
      <text:p text:style-name="Text_20_body"><text:span text:style-name="T21">As a first step, check your </text:span><text:span text:style-name="T6">GDAL/SWIG/JAVA/java.opt</text:span><text:span text:style-name="T21"> is properly configured. </text:span></text:p>
      <text:p text:style-name="Text_20_body"><text:span text:style-name="T21">Basically, you need to check the </text:span><text:span text:style-name="T5">JAVA_HOME, JAVA_INCLUDE </text:span><text:span text:style-name="T21">and </text:span><text:span text:style-name="T5">ANT_HOME</text:span><text:span text:style-name="T21"> variables are properly set. Be sure the following line exists: </text:span><text:span text:style-name="T5">JAVA_INCLUDE=-I$(JAVA_HOME)/include -I$(JAVA_HOME)/include/linux</text:span><text:span text:style-name="T21"> )</text:span></text:p>
      <text:p text:style-name="Text_20_body"><text:span text:style-name="T34">A second step is required in order </text:span>to customize the compiler options (This is needed to change default optimizations settings, which may cause JVM crashes). <text:s/>Just define a <text:span text:style-name="T26">CXXFLAGS</text:span> as shown below:</text:p>
      <text:p text:style-name="Text_20_body"><text:span text:style-name="T21"><text:s/></text:span><text:span text:style-name="T6">export CXXFLAGS=-O1 </text:span><text:span text:style-name="T35">(Note that the minus sign (“-”) is followed by the “O” letter instead of the “zero” digit)</text:span><text:span text:style-name="T6"> </text:span></text:p>
      <text:p text:style-name="Text_20_body"><text:span text:style-name="T21">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5">/usr/local/lib</text:span> using the command:</text:p>
      <text:p text:style-name="Text_20_body"><text:span text:style-name="T26">sudo cp *.so /usr/local/lib</text:span> <text:span text:style-name="T33">(As you may notice, this command requires </text:span>administrator privileges)</text:p>
      <text:p text:style-name="Text_20_body">Finally, run <text:span text:style-name="T26">sudo </text:span><text:span text:style-name="T5">ldconfig</text:span>.<text:line-break/></text:p>
      <text:h text:style-name="Heading_20_3" text:outline-level="3">4.8 – ImageI/O-EXT Project</text:h>
      <text:p text:style-name="Standard">You need to download the <text:span text:style-name="T17">imageio-ext</text:span> project from Java.net SVN. Enter the folder where you want to download ImageI/O-EXT and run: </text:p>
      <text:p text:style-name="Standard"><text:span text:style-name="T36">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1">First of all, you may download Eclipse from this site: </text:span><text:a xlink:type="simple" xlink:href="http://www.eclipse.org/downloads/"><text:span text:style-name="T22">http://www.eclipse.org/downloads/</text:span></text:a></text:p>
      <text:p text:style-name="P21">From the “<text:span text:style-name="T2">Eclipse IDE for Java Developers</text:span>” section, click on the Linux link located in the right side.</text:p>
      <text:p text:style-name="P21">When you downloaded it and extracted on your hard disk, you may setup ImageI/O-Ext eclipse projects for future debugging and tests.</text:p>
      <text:p text:style-name="P21">Enter in your <text:span text:style-name="Code">imageio-ext/trunk/library</text:span> folder and run: <text:span text:style-name="Code">mvn eclipse:eclipse</text:span><text:line-break/>(this will build ready-to-use projects containing the main framework).</text:p>
      <text:p text:style-name="P2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1">Alternatively, if you are interested in a single plugin, you may enter in the proper subfolder, as an instance, </text:span><text:span text:style-name="T12">imageio-ext/trunk/plugin/gdalkakadujp2 </text:span><text:span text:style-name="T21">and run the same command.</text:span></text:p>
      <text:p text:style-name="P21"/>
      <text:p text:style-name="Standard"><text:span text:style-name="T21">A</text:span>t this point, you should be ready to run eclipse and import the just produced projects from eclipse as follow. From the main <text:span text:style-name="T2">File</text:span> menu:<text:line-break/><text:span text:style-name="T2">File-&gt;“Import”-&gt;“General”-&gt;“Existings Projects into Workspace”-&gt;</text:span> and select the root directory where you previously downloaded the whole ImageI/O-Ext project. </text:p>
      <text:p text:style-name="Standard">When ready, the “<text:span text:style-name="T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2">M2_REPO</text:span> variable as explained here below: <text:line-break/>Open the properties of one of your just imported projects and select “<text:span text:style-name="T2">Java Build Path</text:span>” entry in the left column. Then go to the “<text:span text:style-name="T2">Libraries</text:span>” Tab and check if your <text:span text:style-name="T23">M2_REPO</text:span> variable has been defined.<text:line-break/>To define it, click on “<text:span text:style-name="T2">Add Variable”-&gt;“Configure Variables...”-&gt;“New...” </text:span><text:span text:style-name="T24">Set </text:span>“<text:span text:style-name="T23">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2">Run As-&gt;Open Run Dialog</text:span>.<text:line-break/>Then select the “<text:span text:style-name="T2">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2">Run As -&gt; Run...</text:span> . Then go in the <text:span text:style-name="T2">Arguments</text:span> TAB and add the following line in the “<text:span text:style-name="T2">VM arguments:</text:span>” box:</text:p>
      <text:p text:style-name="P15">-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8</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Daniele Romagnoli</meta:initial-creator>
    <meta:creation-date>2007-06-12T11:59:00</meta:creation-date>
    <dc:date>2007-11-30T16:29:11</dc:date>
    <meta:print-date>2007-08-14T13:10:15</meta:print-date>
    <dc:language>it-IT</dc:language>
    <meta:editing-cycles>191</meta:editing-cycles>
    <meta:editing-duration>P4DT3H20M10S</meta:editing-duration>
    <meta:user-defined meta:name="Info 1"/>
    <meta:user-defined meta:name="Info 2"/>
    <meta:user-defined meta:name="Info 3"/>
    <meta:user-defined meta:name="Info 4"/>
    <meta:document-statistic meta:table-count="1" meta:image-count="5" meta:object-count="0" meta:page-count="18" meta:paragraph-count="319" meta:word-count="5535" meta:character-count="34185"/>
  </office:meta>
</office:document-meta>
</file>